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016.96pt" svg:height="493.17pt" svg:x="194.34pt" svg:y="12.81pt">
            <loext:p draw:notify-on-update-of-ranges="Sheet1.A2:Sheet1.A54 Sheet1.B1:Sheet1.B1 Sheet1.B2:Sheet1.B5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argin of Victor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9T12:32:40.966822882</meta:creation-date>
    <dc:date>2018-02-19T12:39:42.604405225</dc:date>
    <meta:editing-duration>PT7M1S</meta:editing-duration>
    <meta:editing-cycles>1</meta:editing-cycles>
    <meta:document-statistic meta:table-count="1" meta:cell-count="108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7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5.877cm" svg:height="17.399cm" xlink:href=".." xlink:type="simple" chart:class="chart:bar" chart:style-name="ch1">
        <chart:title svg:x="15.09cm" svg:y="0.483cm" chart:style-name="ch2">
          <text:p>Margin of Victory Histogram</text:p>
        </chart:title>
        <chart:plot-area chart:style-name="ch3" table:cell-range-address="Sheet1.A1:Sheet1.B54" chart:data-source-has-labels="both" svg:x="0.717cm" svg:y="1.609cm" svg:width="34.443cm" svg:height="15.443cm">
          <chartooo:coordinate-region svg:x="1.524cm" svg:y="1.808cm" svg:width="33.636cm" svg:height="14.597cm"/>
          <chart:axis chart:dimension="x" chart:name="primary-x" chart:style-name="ch4" chartooo:axis-type="auto">
            <chartooo:date-scale/>
            <chart:categories table:cell-range-address="Sheet1.A2:Sheet1.A5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54" chart:label-cell-address="Sheet1.B1:Sheet1.B1" chart:class="chart:bar">
            <chart:data-point chart:repeated="5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2:Sheet1.A54</svg:desc>
                </draw:g>
              </table:table-cell>
              <table:table-cell office:value-type="float" office:value="7">
                <text:p>7</text:p>
                <draw:g>
                  <svg:desc>Sheet1.B2:Sheet1.B54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